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BodySoul personal Use" svg:font-family="'BodySoul personal Use'" style:font-pitch="variable"/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996600" draw:textarea-horizontal-align="justify" draw:textarea-vertical-align="middle" draw:auto-grow-height="false" fo:min-height="1.45cm" fo:min-width="4.3cm"/>
    </style:style>
    <style:style style:name="gr2" style:family="graphic" style:parent-style-name="standard">
      <style:graphic-properties draw:stroke="solid" svg:stroke-color="#000000" draw:fill="solid" draw:fill-color="#996600" draw:textarea-horizontal-align="justify" draw:textarea-vertical-align="middle" draw:auto-grow-height="false" fo:min-height="1.025cm" fo:min-width="2.397cm"/>
    </style:style>
    <style:style style:name="gr3" style:family="graphic" style:parent-style-name="objectwithoutfill">
      <style:graphic-properties draw:stroke="solid" svg:stroke-color="#000000" draw:marker-end="Arrow" draw:marker-end-width="0.3cm" draw:fill="solid" draw:fill-color="#996600" draw:textarea-vertical-align="middle"/>
    </style:style>
    <style:style style:name="gr4" style:family="graphic" style:parent-style-name="standard">
      <style:graphic-properties draw:stroke="solid" svg:stroke-color="#000000" draw:fill="solid" draw:fill-color="#996600" draw:textarea-horizontal-align="justify" draw:textarea-vertical-align="middle" draw:auto-grow-height="false" fo:min-height="1.05cm" fo:min-width="1.1cm"/>
    </style:style>
    <style:style style:name="gr5" style:family="graphic" style:parent-style-name="standard">
      <style:graphic-properties draw:stroke="solid" svg:stroke-color="#000000" draw:fill="solid" draw:fill-color="#996600" draw:textarea-horizontal-align="justify" draw:textarea-vertical-align="middle" draw:auto-grow-height="false" fo:min-height="0.75cm" fo:min-width="1.106cm"/>
    </style:style>
    <style:style style:name="gr6" style:family="graphic" style:parent-style-name="standard">
      <style:graphic-properties draw:stroke="solid" svg:stroke-color="#000000" draw:fill="solid" draw:fill-color="#996600" draw:textarea-horizontal-align="justify" draw:textarea-vertical-align="middle" draw:auto-grow-height="false" fo:min-height="0.85cm" fo:min-width="2.397cm"/>
    </style:style>
    <style:style style:name="gr7" style:family="graphic" style:parent-style-name="standard">
      <style:graphic-properties draw:stroke="solid" svg:stroke-color="#000000" draw:fill="solid" draw:fill-color="#996600" draw:textarea-horizontal-align="justify" draw:textarea-vertical-align="middle" draw:auto-grow-height="false" fo:min-height="3.775cm" fo:min-width="6.5cm"/>
    </style:style>
    <style:style style:name="gr8" style:family="graphic" style:parent-style-name="standard">
      <style:graphic-properties draw:stroke="solid" svg:stroke-color="#000000" draw:fill="solid" draw:fill-color="#996600" draw:textarea-horizontal-align="justify" draw:textarea-vertical-align="middle" draw:auto-grow-height="false" fo:min-height="1.075cm" fo:min-width="1.1cm"/>
    </style:style>
    <style:style style:name="gr9" style:family="graphic" style:parent-style-name="standard">
      <style:graphic-properties draw:stroke="solid" svg:stroke-color="#000000" draw:fill="solid" draw:fill-color="#996600" draw:textarea-horizontal-align="justify" draw:textarea-vertical-align="middle" draw:auto-grow-height="false" fo:min-height="0.775cm" fo:min-width="1.106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standard">
      <style:graphic-properties draw:stroke="solid" svg:stroke-color="#000000" draw:fill="solid" draw:fill-color="#996600" draw:textarea-horizontal-align="justify" draw:textarea-vertical-align="middle" draw:auto-grow-height="false" fo:min-height="1.475cm" fo:min-width="4.3cm"/>
    </style:style>
    <style:style style:name="P1" style:family="paragraph">
      <style:paragraph-properties fo:text-align="center"/>
      <style:text-properties style:font-name="Gargi"/>
    </style:style>
    <style:style style:name="P2" style:family="paragraph">
      <loext:graphic-properties draw:fill="solid" draw:fill-color="#996600"/>
      <style:paragraph-properties fo:text-align="center"/>
      <style:text-properties style:font-name="Gargi" fo:font-size="13pt" style:font-size-asian="13pt" style:font-size-complex="13pt"/>
    </style:style>
    <style:style style:name="P3" style:family="paragraph">
      <loext:graphic-properties draw:fill="solid" draw:fill-color="#996600"/>
      <style:paragraph-properties fo:text-align="center"/>
      <style:text-properties style:font-name="Gargi" fo:font-size="18pt" style:font-size-asian="18pt" style:font-size-complex="18pt"/>
    </style:style>
    <style:style style:name="P4" style:family="paragraph">
      <loext:graphic-properties draw:fill="solid" draw:fill-color="#996600"/>
      <style:paragraph-properties fo:text-align="center"/>
      <style:text-properties style:font-name="Gargi" fo:font-size="15pt" style:font-size-asian="15pt" style:font-size-complex="15pt"/>
    </style:style>
    <style:style style:name="P5" style:family="paragraph">
      <style:paragraph-properties fo:margin-top="0cm" fo:margin-bottom="0cm" fo:text-align="start"/>
      <style:text-properties style:font-name="Gargi"/>
    </style:style>
    <style:style style:name="P6" style:family="paragraph">
      <loext:graphic-properties draw:fill="solid" draw:fill-color="#996600"/>
      <style:paragraph-properties fo:margin-top="0cm" fo:margin-bottom="0cm" fo:text-align="start"/>
      <style:text-properties style:font-name="Gargi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font-name-asian="Liberation Sans1" style:font-size-asian="13pt" style:font-name-complex="Liberation Sans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8cm" svg:height="1.7cm" svg:x="2.6cm" svg:y="3.6cm">
          <text:p text:style-name="P1"><text:span text:style-name="T1">Measure leve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793cm" svg:height="2.5cm" svg:x="2.107cm" svg:y="10.8cm">
          <text:p text:style-name="P1"><text:span text:style-name="T1">Level2 </text:span><text:span text:style-name="T2">≈ Level1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ustom-shape draw:style-name="gr1" draw:text-style-name="P2" xml:id="id3" draw:id="id3" draw:layer="layout" svg:width="4.8cm" svg:height="1.7cm" svg:x="2.6cm" svg:y="1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8cm" svg:height="1.7cm" svg:x="2.6cm" svg:y="8.4cm">
          <text:p text:style-name="P1"><text:span text:style-name="T1">Measure level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8cm" svg:height="1.7cm" svg:x="2.6cm" svg:y="6.1cm">
          <text:p text:style-name="P1"><text:span text:style-name="T1">Wait 1 s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9cm" svg:y1="12.05cm" svg:x2="10cm" svg:y2="10cm" draw:start-shape="id1" draw:start-glue-point="7" draw:end-shape="id2" draw:end-glue-point="2" svg:d="M7900 12050h2100v-2050" svg:viewBox="0 0 2101 2051">
          <text:p text:style-name="P1"><text:span text:style-name="T1"/></text:p>
        </draw:connector>
        <draw:connector draw:style-name="gr3" draw:text-style-name="P2" draw:layer="layout" svg:x1="5cm" svg:y1="2.7cm" svg:x2="5cm" svg:y2="3.6cm" draw:start-shape="id3" draw:start-glue-point="2" draw:end-shape="id4" draw:end-glue-point="0" svg:d="M5000 2700v900" svg:viewBox="0 0 1 901">
          <text:p text:style-name="P1"><text:span text:style-name="T1"/></text:p>
        </draw:connector>
        <draw:connector draw:style-name="gr3" draw:text-style-name="P2" draw:layer="layout" svg:x1="5cm" svg:y1="5.3cm" svg:x2="5cm" svg:y2="6.1cm" draw:start-shape="id4" draw:start-glue-point="2" draw:end-shape="id5" draw:end-glue-point="0" svg:d="M5000 5300v800" svg:viewBox="0 0 1 801">
          <text:p text:style-name="P1"><text:span text:style-name="T1"/></text:p>
        </draw:connector>
        <draw:connector draw:style-name="gr3" draw:text-style-name="P2" draw:layer="layout" svg:x1="5cm" svg:y1="7.8cm" svg:x2="5cm" svg:y2="8.4cm" draw:start-shape="id5" draw:start-glue-point="2" draw:end-shape="id6" draw:end-glue-point="0" svg:d="M5000 7800v600" svg:viewBox="0 0 1 601">
          <text:p text:style-name="P1"><text:span text:style-name="T1"/></text:p>
        </draw:connector>
        <draw:custom-shape draw:style-name="gr4" draw:text-style-name="P2" xml:id="id2" draw:id="id2" draw:layer="layout" svg:width="1.6cm" svg:height="1.3cm" svg:x="9.2cm" svg:y="8.7cm">
          <text:p text:style-name="P1"><text:span text:style-name="T1">n+</text:span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21cm" svg:height="2cm" svg:x="8.39cm" svg:y="6cm">
          <text:p text:style-name="P1"><text:span text:style-name="T1">n &lt; 1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3" draw:text-style-name="P3" draw:layer="layout" svg:x1="5cm" svg:y1="10.1cm" svg:x2="5.004cm" svg:y2="10.8cm" draw:start-shape="id6" draw:start-glue-point="2" draw:end-shape="id1" draw:end-glue-point="4" svg:d="M5000 10100v350h4v350" svg:viewBox="0 0 5 701">
          <text:p text:style-name="P1"/>
        </draw:connector>
        <draw:connector draw:style-name="gr3" draw:text-style-name="P3" draw:layer="layout" svg:x1="10cm" svg:y1="8.7cm" svg:x2="9.995cm" svg:y2="8cm" draw:start-shape="id2" draw:start-glue-point="0" draw:end-shape="id7" draw:end-glue-point="6" svg:d="M10000 8700v-349h-5v-351" svg:viewBox="0 0 6 701">
          <text:p text:style-name="P1"/>
        </draw:connector>
        <draw:connector draw:style-name="gr3" draw:text-style-name="P3" draw:layer="layout" svg:x1="9.995cm" svg:y1="6cm" svg:x2="7.4cm" svg:y2="4.45cm" draw:start-shape="id7" draw:start-glue-point="4" draw:end-shape="id4" draw:end-glue-point="1" svg:d="M9995 6000v-1550h-2595" svg:viewBox="0 0 2596 1551">
          <text:p text:style-name="P1"/>
        </draw:connector>
        <draw:custom-shape draw:style-name="gr1" draw:text-style-name="P2" xml:id="id11" draw:id="id11" draw:layer="layout" svg:width="4.8cm" svg:height="1.7cm" svg:x="2.6cm" svg:y="17.7cm">
          <text:p text:style-name="P1"><text:span text:style-name="T1">Connect Main 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8cm" svg:height="1.7cm" svg:x="2.6cm" svg:y="15cm">
          <text:p text:style-name="P1"><text:span text:style-name="T1">n=0</text:span></text:p>
          <text:p text:style-name="P1"><text:span text:style-name="T1">Init rad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8cm" svg:height="1.7cm" svg:x="2.6cm" svg:y="25.1cm">
          <text:p text:style-name="P1"><text:span text:style-name="T1">Send – receive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8cm" svg:height="1.7cm" svg:x="2.6cm" svg:y="22.8cm">
          <text:p text:style-name="P1"><text:span text:style-name="T1">Init serv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cm" svg:y1="24.5cm" svg:x2="5cm" svg:y2="25.1cm" draw:start-shape="id8" draw:start-glue-point="2" draw:end-shape="id9" draw:end-glue-point="0" svg:d="M5000 24500v600" svg:viewBox="0 0 1 601">
          <text:p><text:span text:style-name="T1"/></text:p>
        </draw:connector>
        <draw:custom-shape draw:style-name="gr6" draw:text-style-name="P2" xml:id="id12" draw:id="id12" draw:layer="layout" svg:width="5.793cm" svg:height="2.199cm" svg:x="2.107cm" svg:y="20.001cm">
          <text:p text:style-name="P1"><text:span text:style-name="T1">30 seconds</text:span></text:p>
          <text:p text:style-name="P1"><text:span text:style-name="T1">Connected?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ustom-shape draw:style-name="gr1" draw:text-style-name="P2" xml:id="id19" draw:id="id19" draw:layer="layout" svg:width="4.8cm" svg:height="1.7cm" svg:x="12.6cm" svg:y="27.5cm">
          <text:p text:style-name="P1"><text:span text:style-name="T1">DeepSlee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004cm" svg:y1="13.3cm" svg:x2="5cm" svg:y2="15cm" draw:start-shape="id1" draw:start-glue-point="6" draw:end-shape="id10" draw:end-glue-point="0" svg:d="M5004 13300v851h-4v849" svg:viewBox="0 0 5 1701">
          <text:p text:style-name="P1"/>
        </draw:connector>
        <draw:connector draw:style-name="gr3" draw:text-style-name="P3" draw:layer="layout" svg:x1="5cm" svg:y1="16.7cm" svg:x2="5cm" svg:y2="17.7cm" draw:start-shape="id10" draw:start-glue-point="2" draw:end-shape="id11" draw:end-glue-point="0" svg:d="M5000 16700v1000" svg:viewBox="0 0 1 1001">
          <text:p text:style-name="P1"/>
        </draw:connector>
        <draw:connector draw:style-name="gr3" draw:text-style-name="P3" draw:layer="layout" svg:x1="5cm" svg:y1="19.4cm" svg:x2="5.004cm" svg:y2="20.001cm" draw:start-shape="id11" draw:start-glue-point="2" draw:end-shape="id12" draw:end-glue-point="4" svg:d="M5000 19400v300h4v301" svg:viewBox="0 0 5 602">
          <text:p text:style-name="P1"/>
        </draw:connector>
        <draw:connector draw:style-name="gr3" draw:text-style-name="P3" draw:layer="layout" svg:x1="5.004cm" svg:y1="22.2cm" svg:x2="5cm" svg:y2="22.8cm" draw:start-shape="id12" draw:start-glue-point="6" draw:end-shape="id8" draw:end-glue-point="0" svg:d="M5004 22200v300h-4v300" svg:viewBox="0 0 5 601">
          <text:p text:style-name="P1"/>
        </draw:connector>
        <draw:connector draw:style-name="gr3" draw:text-style-name="P3" draw:layer="layout" svg:x1="5cm" svg:y1="26.8cm" svg:x2="4.993cm" svg:y2="27.5cm" draw:start-shape="id9" draw:start-glue-point="2" draw:end-shape="id13" draw:end-glue-point="0" svg:d="M5000 26800v350h-7v350" svg:viewBox="0 0 8 701">
          <text:p text:style-name="P1"/>
        </draw:connector>
        <draw:custom-shape draw:style-name="gr1" draw:text-style-name="P2" xml:id="id16" draw:id="id16" draw:layer="layout" svg:width="4.8cm" svg:height="1.7cm" svg:x="12.593cm" svg:y="14.3cm">
          <text:p text:style-name="P1"><text:span text:style-name="T1">Connect Fallback 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4.8cm" svg:height="1.7cm" svg:x="12.593cm" svg:y="22cm">
          <text:p text:style-name="P1"><text:span text:style-name="T1">Wait 3 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4.8cm" svg:height="1.7cm" svg:x="12.593cm" svg:y="19.5cm">
          <text:p text:style-name="P1"><text:span text:style-name="T1">Ini</text:span><text:span text:style-name="T1">t </text:span><text:span text:style-name="T1">se</text:span><text:span text:style-name="T1">rv</text:span><text:span text:style-name="T1">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993cm" svg:y1="21.2cm" svg:x2="14.993cm" svg:y2="22cm" draw:start-shape="id14" draw:start-glue-point="2" draw:end-shape="id15" draw:end-glue-point="0" svg:d="M14993 21200v800" svg:viewBox="0 0 1 801">
          <text:p><text:span text:style-name="T1"/></text:p>
        </draw:connector>
        <draw:custom-shape draw:style-name="gr6" draw:text-style-name="P2" xml:id="id17" draw:id="id17" draw:layer="layout" svg:width="5.793cm" svg:height="2.199cm" svg:x="12.1cm" svg:y="16.701cm">
          <text:p text:style-name="P1"><text:span text:style-name="T1">2 min</text:span></text:p>
          <text:p text:style-name="P1"><text:span text:style-name="T1">Connected?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3" draw:text-style-name="P3" draw:layer="layout" svg:x1="14.993cm" svg:y1="16cm" svg:x2="14.997cm" svg:y2="16.701cm" draw:start-shape="id16" draw:start-glue-point="2" draw:end-shape="id17" draw:end-glue-point="4" svg:d="M14993 16000v350h4v351" svg:viewBox="0 0 5 702">
          <text:p text:style-name="P1"/>
        </draw:connector>
        <draw:connector draw:style-name="gr3" draw:text-style-name="P3" draw:layer="layout" svg:x1="14.997cm" svg:y1="18.9cm" svg:x2="14.993cm" svg:y2="19.5cm" draw:start-shape="id17" draw:start-glue-point="6" draw:end-shape="id14" draw:end-glue-point="0" svg:d="M14997 18900v300h-4v300" svg:viewBox="0 0 5 601">
          <text:p/>
        </draw:connector>
        <draw:connector draw:style-name="gr3" draw:text-style-name="P3" draw:layer="layout" draw:line-skew="-0.247cm" svg:x1="7.9cm" svg:y1="21.101cm" svg:x2="12.593cm" svg:y2="15.15cm" draw:start-shape="id12" draw:start-glue-point="7" draw:end-shape="id16" draw:end-glue-point="3" svg:d="M7900 21101h2100v-5951h2593" svg:viewBox="0 0 4694 5952">
          <text:p text:style-name="P1"/>
        </draw:connector>
        <draw:custom-shape draw:style-name="gr1" draw:text-style-name="P2" xml:id="id18" draw:id="id18" draw:layer="layout" svg:width="4.8cm" svg:height="1.7cm" svg:x="12.593cm" svg:y="24.3cm">
          <text:p text:style-name="P1"><text:span text:style-name="T1">Set </text:span><text:span text:style-name="T1">Wak</text:span><text:span text:style-name="T1">eUp = </text:span><text:span text:style-name="T1">5 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4.993cm" svg:y1="23.7cm" svg:x2="14.993cm" svg:y2="24.3cm" draw:start-shape="id15" draw:start-glue-point="2" draw:end-shape="id18" draw:end-glue-point="0" svg:d="M14993 23700v600" svg:viewBox="0 0 1 601">
          <text:p text:style-name="P1"/>
        </draw:connector>
        <draw:connector draw:style-name="gr3" draw:text-style-name="P3" draw:layer="layout" svg:x1="14.993cm" svg:y1="26cm" svg:x2="15cm" svg:y2="27.5cm" draw:start-shape="id18" draw:start-glue-point="2" draw:end-shape="id19" draw:end-glue-point="0" svg:d="M14993 26000v750h7v750" svg:viewBox="0 0 8 1501">
          <text:p text:style-name="P1"/>
        </draw:connector>
        <draw:custom-shape draw:style-name="gr1" draw:text-style-name="P2" xml:id="id13" draw:id="id13" draw:layer="layout" svg:width="4.8cm" svg:height="1.7cm" svg:x="2.593cm" svg:y="27.5cm">
          <text:p text:style-name="P1"><text:span text:style-name="T1">Set smart WakeU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393cm" svg:y1="28.35cm" svg:x2="12.6cm" svg:y2="28.35cm" draw:start-shape="id13" draw:start-glue-point="1" draw:end-shape="id19" svg:d="M7393 28350h5207" svg:viewBox="0 0 5208 1">
          <text:p text:style-name="P1"/>
        </draw:connector>
        <draw:connector draw:style-name="gr3" draw:text-style-name="P3" draw:layer="layout" draw:line-skew="0.506cm" svg:x1="17.893cm" svg:y1="17.801cm" svg:x2="17.393cm" svg:y2="25.15cm" draw:start-shape="id17" draw:start-glue-point="7" draw:end-shape="id18" draw:end-glue-point="1" svg:d="M17893 17801h1007v7349h-1507" svg:viewBox="0 0 1508 7350">
          <text:p text:style-name="P1"/>
        </draw:connector>
        <draw:custom-shape draw:style-name="gr7" draw:text-style-name="P6" draw:layer="layout" svg:width="7cm" svg:height="4cm" svg:x="13cm" svg:y="1cm">
          <text:p text:style-name="P5"><text:span text:style-name="T1">Server functions:</text:span></text:p>
          <text:p text:style-name="P5"><text:span text:style-name="T1"><text:tab/></text:span><text:span text:style-name="T1">- Set main AP</text:span></text:p>
          <text:p text:style-name="P5"><text:span text:style-name="T1"><text:tab/></text:span><text:span text:style-name="T1">- Reset 0 level</text:span></text:p>
          <text:p text:style-name="P5"><text:span text:style-name="T1"><text:tab/></text:span><text:span text:style-name="T1">- Change IP </text:span><text:span text:style-name="T1">address</text:span></text:p>
          <text:p text:style-name="P5"><text:span text:style-name="T1"><text:tab/></text:span><text:span text:style-name="T1">- Set name / </text:span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0" draw:id="id20" draw:layer="layout" svg:width="1.6cm" svg:height="1.3cm" svg:x="14.2cm" svg:y="6.35cm">
          <text:p text:style-name="P1"><text:span text:style-name="T1">n=0</text:span></text:p>
          <text:p text:style-name="P1"><text:span text:style-name="T1">m++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1" draw:id="id21" draw:layer="layout" svg:width="3.21cm" svg:height="2cm" svg:x="13.39cm" svg:y="9cm">
          <text:p text:style-name="P1"><text:span text:style-name="T1">m &gt; 1</text:span></text:p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connector draw:style-name="gr10" draw:text-style-name="P7" draw:layer="layout" svg:x1="11.6cm" svg:y1="7cm" svg:x2="14.2cm" svg:y2="7cm" draw:start-shape="id7" draw:start-glue-point="7" draw:end-shape="id20" draw:end-glue-point="3" svg:d="M11600 7000h2600" svg:viewBox="0 0 2601 1">
          <text:p/>
        </draw:connector>
        <draw:connector draw:style-name="gr10" draw:text-style-name="P7" draw:layer="layout" svg:x1="15cm" svg:y1="7.65cm" svg:x2="14.995cm" svg:y2="9cm" draw:start-shape="id20" draw:start-glue-point="2" draw:end-shape="id21" draw:end-glue-point="4" svg:d="M15000 7650v675h-5v675" svg:viewBox="0 0 6 1351">
          <text:p/>
        </draw:connector>
        <draw:connector draw:style-name="gr10" draw:text-style-name="P7" draw:layer="layout" draw:line-skew="1.006cm" svg:x1="16.6cm" svg:y1="10cm" svg:x2="17.393cm" svg:y2="25.15cm" draw:start-shape="id21" draw:start-glue-point="7" draw:end-shape="id18" draw:end-glue-point="1" svg:d="M16600 10000h2300v15150h-1507" svg:viewBox="0 0 2301 15151">
          <text:p/>
        </draw:connector>
        <draw:custom-shape draw:style-name="gr11" draw:text-style-name="P2" xml:id="id22" draw:id="id22" draw:layer="layout" svg:width="4.8cm" svg:height="1.7cm" svg:x="12.6cm" svg:y="11.6cm">
          <text:p text:style-name="P1"><text:span text:style-name="T1">m=0</text:span></text:p>
          <text:p text:style-name="P1"><text:span text:style-name="T1">Set measure error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4.995cm" svg:y1="11cm" svg:x2="15cm" svg:y2="11.6cm" draw:start-shape="id21" draw:start-glue-point="6" draw:end-shape="id22" draw:end-glue-point="0" svg:d="M14995 11000v301h5v299" svg:viewBox="0 0 6 601">
          <text:p/>
        </draw:connector>
        <draw:connector draw:style-name="gr10" draw:text-style-name="P7" draw:layer="layout" draw:line-skew="-0.25cm" svg:x1="15cm" svg:y1="13.3cm" svg:x2="5cm" svg:y2="15cm" draw:start-shape="id22" draw:end-shape="id10" draw:end-glue-point="0" svg:d="M15000 13300v600h-10000v1100" svg:viewBox="0 0 1000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BodySoul personal Use" svg:font-family="'BodySoul personal Use'" style:font-pitch="variable"/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top" fo:padding-top="0.1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23:49:41.518854784</meta:creation-date>
    <dc:date>2018-09-22T00:51:35.613552030</dc:date>
    <meta:editing-duration>PT30M10S</meta:editing-duration>
    <meta:editing-cycles>7</meta:editing-cycles>
    <meta:generator>LibreOffice/5.1.6.2$Linux_X86_64 LibreOffice_project/10m0$Build-2</meta:generator>
    <meta:document-statistic meta:object-count="49"/>
  </office:meta>
</office:document-meta>
</file>